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font-size="7pt" style:font-size-asian="7pt" style:font-size-complex="7pt"/>
    </style:style>
    <style:style style:name="P2" style:family="paragraph" style:parent-style-name="Preformatted_20_Text">
      <style:paragraph-properties fo:margin-left="0in" fo:margin-right="0in"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text-properties fo:font-size="7pt" style:font-size-asian="7pt" style:font-size-complex="7pt"/>
    </style:style>
    <style:style style:name="P6" style:family="paragraph" style:parent-style-name="Preformatted_20_Text">
      <style:paragraph-properties style:writing-mode="lr-tb"/>
      <style:text-properties fo:font-size="7pt" style:font-size-asian="7pt" style:font-size-complex="7pt"/>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7pt" style:font-size-asian="7pt" style:font-size-complex="7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elow is a more sophisticated example that illustrates:</text:p>
      <text:list text:style-name="L1">
        <text:list-item>
          <text:p text:style-name="P8"><text:span text:style-name="Strong_20_Emphasis">Variable-length header</text:span>: We add a few fields (version, sequence info, etc.) that you can extend in the future.</text:p>
        </text:list-item>
        <text:list-item>
          <text:p text:style-name="P8"><text:span text:style-name="Strong_20_Emphasis">Checksum</text:span>: We compute a checksum (CRC32 in this example) over the entire frame (header+payload) except the checksum field itself, which is appended at the end.</text:p>
        </text:list-item>
        <text:list-item>
          <text:p text:style-name="P8"><text:span text:style-name="Strong_20_Emphasis">Arbitrary byte payload</text:span>: Instead of transforming strings via <text:span text:style-name="Source_20_Text">Function&lt;String, String&gt;</text:span>, we now do binary transforms via <text:span text:style-name="Source_20_Text">Function&lt;byte[], byte[]&gt;</text:span>, letting us do encryption, compression, etc. at the byte-array level.</text:p>
        </text:list-item>
        <text:list-item>
          <text:p text:style-name="P7"><text:span text:style-name="Strong_20_Emphasis">Splitting/Reassembly</text:span> (multiple packets): We introduce the concept of sequence numbers and a “total chunks” field. This allows a large message to be split into multiple smaller frames. You can then reassemble them on the receiving end by collecting frames with the same <text:span text:style-name="Source_20_Text">messageId</text:span> but different <text:span text:style-name="Source_20_Text">chunkIndex</text:span>, until you have all <text:span text:style-name="Source_20_Text">totalChunks</text:span> pieces.</text:p>
        </text:list-item>
      </text:list>
      <text:p text:style-name="Text_20_body">All of these are design patterns you can adapt to your specific needs. This code is only an example “protocol skeleton”; real-world protocols can be more involved.</text:p>
      <text:p text:style-name="Horizontal_20_Line"/>
      <text:h text:style-name="Heading_20_2" text:outline-level="2">Key Fields in the New Frame</text:h>
      <text:p text:style-name="Text_20_body">One possible design for the binary frame header could be:</text:p>
      <text:p text:style-name="Preformatted_20_Text">python</text:p>
      <text:p text:style-name="Preformatted_20_Text"/>
      <text:p text:style-name="P2"><text:span text:style-name="Source_20_Text"><text:span text:style-name="T3"><text:s/>------------------------------------------------------------------------------------------------------------------</text:span></text:span></text:p>
      <text:p text:style-name="P3"><text:span text:style-name="Source_20_Text"><text:span text:style-name="T3">| <text:s text:c="2"/>1 byte <text:s text:c="2"/>| 1 byte <text:s text:c="2"/>| <text:s/>4 bytes <text:s/>| <text:s/>4 bytes <text:s/>| <text:s/>4 bytes <text:s/>| <text:s/>4 bytes <text:s/>| <text:s/>4 bytes <text:s text:c="2"/>| <text:s text:c="3"/>N bytes <text:s text:c="2"/>| <text:s text:c="2"/>4 bytes <text:s text:c="2"/>|</text:span></text:span></text:p>
      <text:p text:style-name="P3"><text:span text:style-name="Source_20_Text"><text:span text:style-name="T3">| <text:s/>version <text:s text:c="2"/>| <text:s/>flags <text:s text:c="2"/>| messageId | chunkIdx <text:s/>|totalChunks| payLength | <text:s/>payTransf | <text:s text:c="2"/>payload <text:s text:c="3"/>| <text:s/>checksum <text:s text:c="2"/>|</text:span></text:span></text:p>
      <text:p text:style-name="P4"><text:span text:style-name="Source_20_Text"><text:span text:style-name="T3"><text:s/>------------------------------------------------------------------------------------------------------------------</text:span></text:span></text:p>
      <text:p text:style-name="Text_20_body">Where:</text:p>
      <text:list text:style-name="L2">
        <text:list-item>
          <text:p text:style-name="P10"><text:span text:style-name="Strong_20_Emphasis">version (1 byte)</text:span>: helps future-proof changes in the protocol format.</text:p>
        </text:list-item>
        <text:list-item>
          <text:p text:style-name="P10"><text:span text:style-name="Strong_20_Emphasis">flags (1 byte)</text:span>: holds bits for packet types (TRANSPORT vs. DATA), <text:span text:style-name="Source_20_Text">isAck</text:span>, etc.</text:p>
        </text:list-item>
        <text:list-item>
          <text:p text:style-name="P10"><text:span text:style-name="Strong_20_Emphasis">messageId (4 bytes)</text:span>: an integer that identifies which <text:span text:style-name="Emphasis">logical message</text:span> this chunk belongs to.</text:p>
        </text:list-item>
        <text:list-item>
          <text:p text:style-name="P10"><text:span text:style-name="Strong_20_Emphasis">chunkIdx (4 bytes)</text:span>: the current chunk index (e.g. chunk #2 of #10).</text:p>
        </text:list-item>
        <text:list-item>
          <text:p text:style-name="P10"><text:span text:style-name="Strong_20_Emphasis">totalChunks (4 bytes)</text:span>: how many chunks total. If <text:span text:style-name="Source_20_Text">1</text:span>, there is only one chunk and no reassembly needed.</text:p>
        </text:list-item>
        <text:list-item>
          <text:p text:style-name="P10"><text:span text:style-name="Strong_20_Emphasis">payLength (4 bytes)</text:span>: the untransformed, raw payload length. Alternatively, you might store the transformed payload length in this field—there are multiple design choices.</text:p>
        </text:list-item>
        <text:list-item>
          <text:p text:style-name="P10"><text:span text:style-name="Strong_20_Emphasis">payTransf (4 bytes)</text:span>: the length of the actual byte payload <text:span text:style-name="Emphasis">after</text:span> transformation (e.g. encryption, compression). We can use that to parse how many bytes follow in the buffer.</text:p>
          <text:list>
            <text:list-item>
              <text:p text:style-name="P10">This is optional, but if you are compressing or encrypting, the transformed payload might be a different size than the original.</text:p>
            </text:list-item>
          </text:list>
        </text:list-item>
        <text:list-item>
          <text:p text:style-name="P10"><text:span text:style-name="Strong_20_Emphasis">payload (N bytes)</text:span>: the actual payload bytes. Could be chunked if the message is large.</text:p>
        </text:list-item>
        <text:list-item>
          <text:p text:style-name="P9"><text:span text:style-name="Strong_20_Emphasis">checksum (4 bytes)</text:span>: a CRC32 for the entire frame (except this checksum field itself).</text:p>
        </text:list-item>
      </text:list>
      <text:h text:style-name="Heading_20_3" text:outline-level="3"><text:soft-page-break/>Why Two Length Fields?</text:h>
      <text:list text:style-name="L3">
        <text:list-item>
          <text:p text:style-name="P12"><text:span text:style-name="Strong_20_Emphasis">payLength</text:span>: The original (or decompressed) payload size.</text:p>
        </text:list-item>
        <text:list-item>
          <text:p text:style-name="P11"><text:span text:style-name="Strong_20_Emphasis">payTransf</text:span>: The transformed payload size (bytes[] after running your <text:span text:style-name="Source_20_Text">Function&lt;byte[], byte[]&gt;</text:span>). You can choose to store only one length if that fits your needs better.</text:p>
        </text:list-item>
      </text:list>
      <text:p text:style-name="Horizontal_20_Line"/>
      <text:h text:style-name="Heading_20_2" text:outline-level="2">Example Implementation</text:h>
      <text:p text:style-name="Preformatted_20_Text">java</text:p>
      <text:p text:style-name="P5"/>
      <text:p text:style-name="P2"><text:span text:style-name="Source_20_Text"><text:span text:style-name="T3">import java.nio.ByteBuffer;</text:span></text:span></text:p>
      <text:p text:style-name="P3"><text:span text:style-name="Source_20_Text"><text:span text:style-name="T3">import java.nio.ByteOrder;</text:span></text:span></text:p>
      <text:p text:style-name="P3"><text:span text:style-name="Source_20_Text"><text:span text:style-name="T3">import java.nio.charset.StandardCharsets;</text:span></text:span></text:p>
      <text:p text:style-name="P3"><text:span text:style-name="Source_20_Text"><text:span text:style-name="T3">import java.util.function.Function;</text:span></text:span></text:p>
      <text:p text:style-name="P3"><text:span text:style-name="Source_20_Text"><text:span text:style-name="T3">import java.util.zip.CRC32;</text:span></text:span></text:p>
      <text:p text:style-name="P6"/>
      <text:p text:style-name="P3"><text:span text:style-name="Source_20_Text"><text:span text:style-name="T3">public class ProtocolUtil {</text:span></text:span></text:p>
      <text:p text:style-name="P6"/>
      <text:p text:style-name="P3"><text:span text:style-name="Source_20_Text"><text:span text:style-name="T3"><text:s text:c="4"/>// Flags bitmask</text:span></text:span></text:p>
      <text:p text:style-name="P3"><text:span text:style-name="Source_20_Text"><text:span text:style-name="T3"><text:s text:c="4"/>private static final int FLAG_TRANSPORT <text:s/>= 1 &lt;&lt; 0; <text:s/>// e.g., 0x01</text:span></text:span></text:p>
      <text:p text:style-name="P3"><text:span text:style-name="Source_20_Text"><text:span text:style-name="T3"><text:s text:c="4"/>private static final int FLAG_ACK <text:s text:c="7"/>= 1 &lt;&lt; 1; <text:s/>// e.g., 0x02</text:span></text:span></text:p>
      <text:p text:style-name="P3"><text:span text:style-name="Source_20_Text"><text:span text:style-name="T3"><text:s text:c="4"/>// ... define more flags if needed (e.g., FLAG_ENCRYPTED, etc.)</text:span></text:span></text:p>
      <text:p text:style-name="P6"/>
      <text:p text:style-name="P3"><text:span text:style-name="Source_20_Text"><text:span text:style-name="T3"><text:s text:c="4"/>private static byte setFlag(byte original, int flag, boolean value) {</text:span></text:span></text:p>
      <text:p text:style-name="P3"><text:span text:style-name="Source_20_Text"><text:span text:style-name="T3"><text:s text:c="8"/>if (value) {</text:span></text:span></text:p>
      <text:p text:style-name="P3"><text:span text:style-name="Source_20_Text"><text:span text:style-name="T3"><text:s text:c="12"/>return (byte) (original | flag);</text:span></text:span></text:p>
      <text:p text:style-name="P3"><text:span text:style-name="Source_20_Text"><text:span text:style-name="T3"><text:s text:c="8"/>} else {</text:span></text:span></text:p>
      <text:p text:style-name="P3"><text:span text:style-name="Source_20_Text"><text:span text:style-name="T3"><text:s text:c="12"/>return (byte) (original &amp; ~flag);</text:span></text:span></text:p>
      <text:p text:style-name="P3"><text:span text:style-name="Source_20_Text"><text:span text:style-name="T3"><text:s text:c="8"/>}</text:span></text:span></text:p>
      <text:p text:style-name="P3"><text:span text:style-name="Source_20_Text"><text:span text:style-name="T3"><text:s text:c="4"/>}</text:span></text:span></text:p>
      <text:p text:style-name="P6"/>
      <text:p text:style-name="P3"><text:span text:style-name="Source_20_Text"><text:span text:style-name="T3"><text:s text:c="4"/>private static boolean isFlagSet(byte flags, int flag) {</text:span></text:span></text:p>
      <text:p text:style-name="P3"><text:span text:style-name="Source_20_Text"><text:span text:style-name="T3"><text:s text:c="8"/>return (flags &amp; flag) != 0;</text:span></text:span></text:p>
      <text:p text:style-name="P3"><text:span text:style-name="Source_20_Text"><text:span text:style-name="T3"><text:s text:c="4"/>}</text:span></text:span></text:p>
      <text:p text:style-name="P6"/>
      <text:p text:style-name="P3"><text:span text:style-name="Source_20_Text"><text:span text:style-name="T3"><text:s text:c="4"/>/**</text:span></text:span></text:p>
      <text:p text:style-name="P3"><text:span text:style-name="Source_20_Text"><text:span text:style-name="T3"><text:s text:c="5"/>* A hypothetical data class for the message/frame.</text:span></text:span></text:p>
      <text:p text:style-name="P3"><text:span text:style-name="Source_20_Text"><text:span text:style-name="T3"><text:s text:c="5"/>* This might incorporate chunking info (chunkIdx, totalChunks).</text:span></text:span></text:p>
      <text:p text:style-name="P3"><text:span text:style-name="Source_20_Text"><text:span text:style-name="T3"><text:s text:c="5"/>*/</text:span></text:span></text:p>
      <text:p text:style-name="P3"><text:span text:style-name="Source_20_Text"><text:span text:style-name="T3"><text:s text:c="4"/>public static class FrameMessage {</text:span></text:span></text:p>
      <text:p text:style-name="P3"><text:span text:style-name="Source_20_Text"><text:span text:style-name="T3"><text:s text:c="8"/>private int messageId;</text:span></text:span></text:p>
      <text:p text:style-name="P3"><text:span text:style-name="Source_20_Text"><text:span text:style-name="T3"><text:s text:c="8"/>private int chunkIndex;</text:span></text:span></text:p>
      <text:p text:style-name="P3"><text:span text:style-name="Source_20_Text"><text:span text:style-name="T3"><text:s text:c="8"/>private int totalChunks;</text:span></text:span></text:p>
      <text:p text:style-name="P3"><text:span text:style-name="Source_20_Text"><text:span text:style-name="T3"><text:s text:c="8"/>private boolean isTransport; <text:s/>// i.e. TR</text:span></text:span></text:p>
      <text:p text:style-name="P3"><text:span text:style-name="Source_20_Text"><text:span text:style-name="T3"><text:s text:c="8"/>private boolean isAck;</text:span></text:span></text:p>
      <text:p text:style-name="P3"><text:span text:style-name="Source_20_Text"><text:span text:style-name="T3"><text:s text:c="8"/>private byte[] payload; <text:s text:c="6"/>// raw original payload</text:span></text:span></text:p>
      <text:p text:style-name="P3"><text:span text:style-name="Source_20_Text"><text:span text:style-name="T3"><text:s text:c="8"/>private byte[] transformedPayload; // payload after transform (compression/encryption)</text:span></text:span></text:p>
      <text:p text:style-name="P3"><text:span text:style-name="Source_20_Text"><text:span text:style-name="T3"><text:s text:c="8"/></text:span></text:span></text:p>
      <text:p text:style-name="P3"><text:span text:style-name="Source_20_Text"><text:span text:style-name="T3"><text:s text:c="8"/>public FrameMessage(int messageId,</text:span></text:span></text:p>
      <text:p text:style-name="P3"><text:span text:style-name="Source_20_Text"><text:span text:style-name="T3"><text:s text:c="28"/>int chunkIndex,</text:span></text:span></text:p>
      <text:p text:style-name="P3"><text:span text:style-name="Source_20_Text"><text:span text:style-name="T3"><text:s text:c="28"/>int totalChunks,</text:span></text:span></text:p>
      <text:p text:style-name="P3"><text:span text:style-name="Source_20_Text"><text:span text:style-name="T3"><text:s text:c="28"/>boolean isTransport,</text:span></text:span></text:p>
      <text:p text:style-name="P3"><text:span text:style-name="Source_20_Text"><text:span text:style-name="T3"><text:s text:c="28"/>boolean isAck,</text:span></text:span></text:p>
      <text:p text:style-name="P3"><text:span text:style-name="Source_20_Text"><text:span text:style-name="T3"><text:s text:c="28"/>byte[] payload) {</text:span></text:span></text:p>
      <text:p text:style-name="P3"><text:span text:style-name="Source_20_Text"><text:span text:style-name="T3"><text:s text:c="12"/>this.messageId = messageId;</text:span></text:span></text:p>
      <text:p text:style-name="P3"><text:span text:style-name="Source_20_Text"><text:span text:style-name="T3"><text:s text:c="12"/>this.chunkIndex = chunkIndex;</text:span></text:span></text:p>
      <text:p text:style-name="P3"><text:span text:style-name="Source_20_Text"><text:span text:style-name="T3"><text:s text:c="12"/>this.totalChunks = totalChunks;</text:span></text:span></text:p>
      <text:p text:style-name="P3"><text:span text:style-name="Source_20_Text"><text:span text:style-name="T3"><text:s text:c="12"/>this.isTransport = isTransport;</text:span></text:span></text:p>
      <text:p text:style-name="P3"><text:span text:style-name="Source_20_Text"><text:span text:style-name="T3"><text:s text:c="12"/>this.isAck = isAck;</text:span></text:span></text:p>
      <text:p text:style-name="P3"><text:span text:style-name="Source_20_Text"><text:span text:style-name="T3"><text:s text:c="12"/>this.payload = payload;</text:span></text:span></text:p>
      <text:p text:style-name="P3"><text:span text:style-name="Source_20_Text"><text:span text:style-name="T3"><text:s text:c="8"/>}</text:span></text:span></text:p>
      <text:p text:style-name="P6"/>
      <text:p text:style-name="P3"><text:span text:style-name="Source_20_Text"><text:span text:style-name="T3"><text:s text:c="8"/>// getters/setters</text:span></text:span></text:p>
      <text:p text:style-name="P3"><text:span text:style-name="Source_20_Text"><text:span text:style-name="T3"><text:s text:c="8"/>public int getMessageId() { return messageId; }</text:span></text:span></text:p>
      <text:p text:style-name="P3"><text:span text:style-name="Source_20_Text"><text:span text:style-name="T3"><text:s text:c="8"/>public int getChunkIndex() { return chunkIndex; }</text:span></text:span></text:p>
      <text:p text:style-name="P3"><text:span text:style-name="Source_20_Text"><text:span text:style-name="T3"><text:s text:c="8"/>public int getTotalChunks() { return totalChunks; }</text:span></text:span></text:p>
      <text:p text:style-name="P3"><text:span text:style-name="Source_20_Text"><text:span text:style-name="T3"><text:s text:c="8"/>public boolean isTransport() { return isTransport; }</text:span></text:span></text:p>
      <text:p text:style-name="P3"><text:span text:style-name="Source_20_Text"><text:span text:style-name="T3"><text:s text:c="8"/>public boolean isAck() { return isAck; }</text:span></text:span></text:p>
      <text:p text:style-name="P3"><text:span text:style-name="Source_20_Text"><text:span text:style-name="T3"><text:s text:c="8"/>public byte[] getPayload() { return payload; }</text:span></text:span></text:p>
      <text:p text:style-name="P3"><text:span text:style-name="Source_20_Text"><text:span text:style-name="T3"><text:s text:c="4"/>}</text:span></text:span></text:p>
      <text:p text:style-name="P6"/>
      <text:p text:style-name="P3"><text:span text:style-name="Source_20_Text"><text:span text:style-name="T3"><text:s text:c="4"/>/**</text:span></text:span></text:p>
      <text:p text:style-name="P3"><text:span text:style-name="Source_20_Text"><text:span text:style-name="T3"><text:s text:c="5"/>* Serialize a FrameMessage into a binary protocol frame with:</text:span></text:span></text:p>
      <text:p text:style-name="P3"><text:span text:style-name="Source_20_Text"><text:span text:style-name="T3"><text:s text:c="5"/>* <text:s text:c="2"/>version(1), flags(1), messageId(4), chunkIndex(4), totalChunks(4),</text:span></text:span></text:p>
      <text:p text:style-name="P3"><text:span text:style-name="Source_20_Text"><text:span text:style-name="T3"><text:s text:c="5"/>* <text:s text:c="2"/>payLength(4), payTransf(4), payload(N), checksum(4).</text:span></text:span></text:p>
      <text:p text:style-name="P3"><text:soft-page-break/><text:span text:style-name="Source_20_Text"><text:span text:style-name="T3"><text:s text:c="5"/>*</text:span></text:span></text:p>
      <text:p text:style-name="P3"><text:span text:style-name="Source_20_Text"><text:span text:style-name="T3"><text:s text:c="5"/>* transformFn optionally transforms the payload (e.g., compression or encryption).</text:span></text:span></text:p>
      <text:p text:style-name="P3"><text:span text:style-name="Source_20_Text"><text:span text:style-name="T3"><text:s text:c="5"/>*/</text:span></text:span></text:p>
      <text:p text:style-name="P3"><text:span text:style-name="Source_20_Text"><text:span text:style-name="T3"><text:s text:c="4"/>public static byte[] serialize(FrameMessage msg, Function&lt;byte[], byte[]&gt; transformFn) {</text:span></text:span></text:p>
      <text:p text:style-name="P3"><text:span text:style-name="Source_20_Text"><text:span text:style-name="T3"><text:s text:c="8"/>// version: for future-proofing (set to 1)</text:span></text:span></text:p>
      <text:p text:style-name="P3"><text:span text:style-name="Source_20_Text"><text:span text:style-name="T3"><text:s text:c="8"/>byte version = 0x01;</text:span></text:span></text:p>
      <text:p text:style-name="P6"/>
      <text:p text:style-name="P3"><text:span text:style-name="Source_20_Text"><text:span text:style-name="T3"><text:s text:c="8"/>// Build flags</text:span></text:span></text:p>
      <text:p text:style-name="P3"><text:span text:style-name="Source_20_Text"><text:span text:style-name="T3"><text:s text:c="8"/>byte flags = 0;</text:span></text:span></text:p>
      <text:p text:style-name="P3"><text:span text:style-name="Source_20_Text"><text:span text:style-name="T3"><text:s text:c="8"/>flags = setFlag(flags, FLAG_TRANSPORT, msg.isTransport());</text:span></text:span></text:p>
      <text:p text:style-name="P3"><text:span text:style-name="Source_20_Text"><text:span text:style-name="T3"><text:s text:c="8"/>flags = setFlag(flags, FLAG_ACK, msg.isAck());</text:span></text:span></text:p>
      <text:p text:style-name="P6"/>
      <text:p text:style-name="P3"><text:span text:style-name="Source_20_Text"><text:span text:style-name="T3"><text:s text:c="8"/>// Original payload</text:span></text:span></text:p>
      <text:p text:style-name="P3"><text:span text:style-name="Source_20_Text"><text:span text:style-name="T3"><text:s text:c="8"/>byte[] originalPayload = (msg.getPayload() == null) ? new byte[0] : msg.getPayload();</text:span></text:span></text:p>
      <text:p text:style-name="P3"><text:span text:style-name="Source_20_Text"><text:span text:style-name="T3"><text:s text:c="8"/>int payLength = originalPayload.length;</text:span></text:span></text:p>
      <text:p text:style-name="P6"/>
      <text:p text:style-name="P3"><text:span text:style-name="Source_20_Text"><text:span text:style-name="T3"><text:s text:c="8"/>// Transform the payload (encrypt, compress, etc.)</text:span></text:span></text:p>
      <text:p text:style-name="P3"><text:span text:style-name="Source_20_Text"><text:span text:style-name="T3"><text:s text:c="8"/>byte[] transformedPayload = (transformFn != null)</text:span></text:span></text:p>
      <text:p text:style-name="P3"><text:span text:style-name="Source_20_Text"><text:span text:style-name="T3"><text:s text:c="16"/>? transformFn.apply(originalPayload)</text:span></text:span></text:p>
      <text:p text:style-name="P3"><text:span text:style-name="Source_20_Text"><text:span text:style-name="T3"><text:s text:c="16"/>: originalPayload;</text:span></text:span></text:p>
      <text:p text:style-name="P3"><text:span text:style-name="Source_20_Text"><text:span text:style-name="T3"><text:s text:c="8"/>if (transformedPayload == null) {</text:span></text:span></text:p>
      <text:p text:style-name="P3"><text:span text:style-name="Source_20_Text"><text:span text:style-name="T3"><text:s text:c="12"/>transformedPayload = new byte[0];</text:span></text:span></text:p>
      <text:p text:style-name="P3"><text:span text:style-name="Source_20_Text"><text:span text:style-name="T3"><text:s text:c="8"/>}</text:span></text:span></text:p>
      <text:p text:style-name="P3"><text:span text:style-name="Source_20_Text"><text:span text:style-name="T3"><text:s text:c="8"/>int payTransf = transformedPayload.length;</text:span></text:span></text:p>
      <text:p text:style-name="P6"/>
      <text:p text:style-name="P3"><text:span text:style-name="Source_20_Text"><text:span text:style-name="T3"><text:s text:c="8"/>// Allocate buffer for the full frame. </text:span></text:span></text:p>
      <text:p text:style-name="P3"><text:span text:style-name="Source_20_Text"><text:span text:style-name="T3"><text:s text:c="8"/>// Calculate size: 1 + 1 + (4 * 5) + payTransf + 4</text:span></text:span></text:p>
      <text:p text:style-name="P3"><text:span text:style-name="Source_20_Text"><text:span text:style-name="T3"><text:s text:c="8"/>// Explanation:</text:span></text:span></text:p>
      <text:p text:style-name="P3"><text:span text:style-name="Source_20_Text"><text:span text:style-name="T3"><text:s text:c="8"/>// <text:s text:c="2"/>- 1 byte <text:s/>(version)</text:span></text:span></text:p>
      <text:p text:style-name="P3"><text:span text:style-name="Source_20_Text"><text:span text:style-name="T3"><text:s text:c="8"/>// <text:s text:c="2"/>- 1 byte <text:s/>(flags)</text:span></text:span></text:p>
      <text:p text:style-name="P3"><text:span text:style-name="Source_20_Text"><text:span text:style-name="T3"><text:s text:c="8"/>// <text:s text:c="2"/>- 4 bytes (messageId)</text:span></text:span></text:p>
      <text:p text:style-name="P3"><text:span text:style-name="Source_20_Text"><text:span text:style-name="T3"><text:s text:c="8"/>// <text:s text:c="2"/>- 4 bytes (chunkIndex)</text:span></text:span></text:p>
      <text:p text:style-name="P3"><text:span text:style-name="Source_20_Text"><text:span text:style-name="T3"><text:s text:c="8"/>// <text:s text:c="2"/>- 4 bytes (totalChunks)</text:span></text:span></text:p>
      <text:p text:style-name="P3"><text:span text:style-name="Source_20_Text"><text:span text:style-name="T3"><text:s text:c="8"/>// <text:s text:c="2"/>- 4 bytes (payLength)</text:span></text:span></text:p>
      <text:p text:style-name="P3"><text:span text:style-name="Source_20_Text"><text:span text:style-name="T3"><text:s text:c="8"/>// <text:s text:c="2"/>- 4 bytes (payTransf)</text:span></text:span></text:p>
      <text:p text:style-name="P3"><text:span text:style-name="Source_20_Text"><text:span text:style-name="T3"><text:s text:c="8"/>// <text:s text:c="2"/>- payTransf bytes (transformed payload)</text:span></text:span></text:p>
      <text:p text:style-name="P3"><text:span text:style-name="Source_20_Text"><text:span text:style-name="T3"><text:s text:c="8"/>// <text:s text:c="2"/>- 4 bytes (checksum)</text:span></text:span></text:p>
      <text:p text:style-name="P3"><text:span text:style-name="Source_20_Text"><text:span text:style-name="T3"><text:s text:c="8"/>int frameSize = 2 + (4 * 5) + payTransf + 4;</text:span></text:span></text:p>
      <text:p text:style-name="P3"><text:span text:style-name="Source_20_Text"><text:span text:style-name="T3"><text:s text:c="8"/>ByteBuffer buffer = ByteBuffer.allocate(frameSize);</text:span></text:span></text:p>
      <text:p text:style-name="P3"><text:span text:style-name="Source_20_Text"><text:span text:style-name="T3"><text:s text:c="8"/>buffer.order(ByteOrder.BIG_ENDIAN); // or LITTLE_ENDIAN if desired</text:span></text:span></text:p>
      <text:p text:style-name="P6"/>
      <text:p text:style-name="P3"><text:span text:style-name="Source_20_Text"><text:span text:style-name="T3"><text:s text:c="8"/>// Write header</text:span></text:span></text:p>
      <text:p text:style-name="P3"><text:span text:style-name="Source_20_Text"><text:span text:style-name="T3"><text:s text:c="8"/>buffer.put(version);</text:span></text:span></text:p>
      <text:p text:style-name="P3"><text:span text:style-name="Source_20_Text"><text:span text:style-name="T3"><text:s text:c="8"/>buffer.put(flags);</text:span></text:span></text:p>
      <text:p text:style-name="P3"><text:span text:style-name="Source_20_Text"><text:span text:style-name="T3"><text:s text:c="8"/>buffer.putInt(msg.getMessageId());</text:span></text:span></text:p>
      <text:p text:style-name="P3"><text:span text:style-name="Source_20_Text"><text:span text:style-name="T3"><text:s text:c="8"/>buffer.putInt(msg.getChunkIndex());</text:span></text:span></text:p>
      <text:p text:style-name="P3"><text:span text:style-name="Source_20_Text"><text:span text:style-name="T3"><text:s text:c="8"/>buffer.putInt(msg.getTotalChunks());</text:span></text:span></text:p>
      <text:p text:style-name="P3"><text:span text:style-name="Source_20_Text"><text:span text:style-name="T3"><text:s text:c="8"/>buffer.putInt(payLength);</text:span></text:span></text:p>
      <text:p text:style-name="P3"><text:span text:style-name="Source_20_Text"><text:span text:style-name="T3"><text:s text:c="8"/>buffer.putInt(payTransf);</text:span></text:span></text:p>
      <text:p text:style-name="P6"/>
      <text:p text:style-name="P3"><text:span text:style-name="Source_20_Text"><text:span text:style-name="T3"><text:s text:c="8"/>// Write transformed payload</text:span></text:span></text:p>
      <text:p text:style-name="P3"><text:span text:style-name="Source_20_Text"><text:span text:style-name="T3"><text:s text:c="8"/>buffer.put(transformedPayload);</text:span></text:span></text:p>
      <text:p text:style-name="P6"/>
      <text:p text:style-name="P3"><text:span text:style-name="Source_20_Text"><text:span text:style-name="T3"><text:s text:c="8"/>// Compute CRC32 for everything except the 4 bytes of the checksum itself</text:span></text:span></text:p>
      <text:p text:style-name="P3"><text:span text:style-name="Source_20_Text"><text:span text:style-name="T3"><text:s text:c="8"/>CRC32 crc32 = new CRC32();</text:span></text:span></text:p>
      <text:p text:style-name="P3"><text:span text:style-name="Source_20_Text"><text:span text:style-name="T3"><text:s text:c="8"/>crc32.update(buffer.array(), 0, frameSize - 4); // everything except the last 4</text:span></text:span></text:p>
      <text:p text:style-name="P3"><text:span text:style-name="Source_20_Text"><text:span text:style-name="T3"><text:s text:c="8"/>long checksumValue = crc32.getValue();</text:span></text:span></text:p>
      <text:p text:style-name="P6"/>
      <text:p text:style-name="P3"><text:span text:style-name="Source_20_Text"><text:span text:style-name="T3"><text:s text:c="8"/>// Write checksum (4 bytes)</text:span></text:span></text:p>
      <text:p text:style-name="P3"><text:span text:style-name="Source_20_Text"><text:span text:style-name="T3"><text:s text:c="8"/>buffer.putInt((int) checksumValue);</text:span></text:span></text:p>
      <text:p text:style-name="P6"/>
      <text:p text:style-name="P3"><text:span text:style-name="Source_20_Text"><text:span text:style-name="T3"><text:s text:c="8"/>return buffer.array();</text:span></text:span></text:p>
      <text:p text:style-name="P3"><text:span text:style-name="Source_20_Text"><text:span text:style-name="T3"><text:s text:c="4"/>}</text:span></text:span></text:p>
      <text:p text:style-name="P6"/>
      <text:p text:style-name="P3"><text:span text:style-name="Source_20_Text"><text:span text:style-name="T3"><text:s text:c="4"/>/**</text:span></text:span></text:p>
      <text:p text:style-name="P3"><text:span text:style-name="Source_20_Text"><text:span text:style-name="T3"><text:s text:c="5"/>* Deserialize a binary frame back into a FrameMessage.</text:span></text:span></text:p>
      <text:p text:style-name="P3"><text:span text:style-name="Source_20_Text"><text:span text:style-name="T3"><text:s text:c="5"/>*</text:span></text:span></text:p>
      <text:p text:style-name="P3"><text:span text:style-name="Source_20_Text"><text:span text:style-name="T3"><text:s text:c="5"/>* transformFn is the *reverse* transform (e.g. decrypt, decompress) for the payload.</text:span></text:span></text:p>
      <text:p text:style-name="P3"><text:span text:style-name="Source_20_Text"><text:span text:style-name="T3"><text:s text:c="5"/>*/</text:span></text:span></text:p>
      <text:p text:style-name="P3"><text:span text:style-name="Source_20_Text"><text:span text:style-name="T3"><text:s text:c="4"/>public static FrameMessage deserialize(byte[] data, Function&lt;byte[], byte[]&gt; transformFn) {</text:span></text:span></text:p>
      <text:p text:style-name="P3"><text:span text:style-name="Source_20_Text"><text:span text:style-name="T3"><text:s text:c="8"/>if (data == null || data.length &lt; 2 + (4 * 5) + 4) {</text:span></text:span></text:p>
      <text:p text:style-name="P3"><text:span text:style-name="Source_20_Text"><text:span text:style-name="T3"><text:s text:c="12"/>// Minimum size: 2 bytes (version+flags) + 20 bytes (5 ints) + 4 bytes (checksum) = 26</text:span></text:span></text:p>
      <text:p text:style-name="P3"><text:span text:style-name="Source_20_Text"><text:span text:style-name="T3"><text:s text:c="12"/>return null;</text:span></text:span></text:p>
      <text:p text:style-name="P3"><text:span text:style-name="Source_20_Text"><text:span text:style-name="T3"><text:s text:c="8"/>}</text:span></text:span></text:p>
      <text:p text:style-name="P6"/>
      <text:p text:style-name="P3"><text:span text:style-name="Source_20_Text"><text:span text:style-name="T3"><text:s text:c="8"/>// First, verify checksum</text:span></text:span></text:p>
      <text:p text:style-name="P3"><text:span text:style-name="Source_20_Text"><text:span text:style-name="T3"><text:s text:c="8"/>// The last 4 bytes of 'data' are the CRC32. We compute a CRC over [0..length-5].</text:span></text:span></text:p>
      <text:p text:style-name="P3"><text:span text:style-name="Source_20_Text"><text:span text:style-name="T3"><text:s text:c="8"/>ByteBuffer verifyBuf = ByteBuffer.wrap(data);</text:span></text:span></text:p>
      <text:p text:style-name="P3"><text:span text:style-name="Source_20_Text"><text:span text:style-name="T3"><text:s text:c="8"/>verifyBuf.order(ByteOrder.BIG_ENDIAN);</text:span></text:span></text:p>
      <text:p text:style-name="P3"><text:span text:style-name="Source_20_Text"><text:span text:style-name="T3"><text:s text:c="8"/>int dataLen = data.length;</text:span></text:span></text:p>
      <text:p text:style-name="P6"/>
      <text:p text:style-name="P3"><text:span text:style-name="Source_20_Text"><text:span text:style-name="T3"><text:s text:c="8"/>// The stored checksum is in the last 4 bytes</text:span></text:span></text:p>
      <text:p text:style-name="P3"><text:span text:style-name="Source_20_Text"><text:span text:style-name="T3"><text:s text:c="8"/>int storedChecksum = verifyBuf.getInt(dataLen - 4);</text:span></text:span></text:p>
      <text:p text:style-name="P6"/>
      <text:p text:style-name="P3"><text:span text:style-name="Source_20_Text"><text:span text:style-name="T3"><text:s text:c="8"/>// Compute our own checksum over everything except those 4 bytes</text:span></text:span></text:p>
      <text:p text:style-name="P3"><text:soft-page-break/><text:span text:style-name="Source_20_Text"><text:span text:style-name="T3"><text:s text:c="8"/>CRC32 crc32 = new CRC32();</text:span></text:span></text:p>
      <text:p text:style-name="P3"><text:span text:style-name="Source_20_Text"><text:span text:style-name="T3"><text:s text:c="8"/>crc32.update(data, 0, dataLen - 4);</text:span></text:span></text:p>
      <text:p text:style-name="P3"><text:span text:style-name="Source_20_Text"><text:span text:style-name="T3"><text:s text:c="8"/>long computedChecksum = crc32.getValue();</text:span></text:span></text:p>
      <text:p text:style-name="P6"/>
      <text:p text:style-name="P3"><text:span text:style-name="Source_20_Text"><text:span text:style-name="T3"><text:s text:c="8"/>if (storedChecksum != (int) computedChecksum) {</text:span></text:span></text:p>
      <text:p text:style-name="P3"><text:span text:style-name="Source_20_Text"><text:span text:style-name="T3"><text:s text:c="12"/>System.err.println("Checksum mismatch! Packet is corrupted.");</text:span></text:span></text:p>
      <text:p text:style-name="P3"><text:span text:style-name="Source_20_Text"><text:span text:style-name="T3"><text:s text:c="12"/>return null; </text:span></text:span></text:p>
      <text:p text:style-name="P3"><text:span text:style-name="Source_20_Text"><text:span text:style-name="T3"><text:s text:c="8"/>}</text:span></text:span></text:p>
      <text:p text:style-name="P6"/>
      <text:p text:style-name="P3"><text:span text:style-name="Source_20_Text"><text:span text:style-name="T3"><text:s text:c="8"/>// Now parse the frame</text:span></text:span></text:p>
      <text:p text:style-name="P3"><text:span text:style-name="Source_20_Text"><text:span text:style-name="T3"><text:s text:c="8"/>ByteBuffer buffer = ByteBuffer.wrap(data);</text:span></text:span></text:p>
      <text:p text:style-name="P3"><text:span text:style-name="Source_20_Text"><text:span text:style-name="T3"><text:s text:c="8"/>buffer.order(ByteOrder.BIG_ENDIAN);</text:span></text:span></text:p>
      <text:p text:style-name="P6"/>
      <text:p text:style-name="P3"><text:span text:style-name="Source_20_Text"><text:span text:style-name="T3"><text:s text:c="8"/>byte version = buffer.get();</text:span></text:span></text:p>
      <text:p text:style-name="P3"><text:span text:style-name="Source_20_Text"><text:span text:style-name="T3"><text:s text:c="8"/>byte flags <text:s text:c="2"/>= buffer.get();</text:span></text:span></text:p>
      <text:p text:style-name="P3"><text:span text:style-name="Source_20_Text"><text:span text:style-name="T3"><text:s text:c="8"/>int messageId <text:s text:c="2"/>= buffer.getInt();</text:span></text:span></text:p>
      <text:p text:style-name="P3"><text:span text:style-name="Source_20_Text"><text:span text:style-name="T3"><text:s text:c="8"/>int chunkIndex <text:s/>= buffer.getInt();</text:span></text:span></text:p>
      <text:p text:style-name="P3"><text:span text:style-name="Source_20_Text"><text:span text:style-name="T3"><text:s text:c="8"/>int totalChunks = buffer.getInt();</text:span></text:span></text:p>
      <text:p text:style-name="P3"><text:span text:style-name="Source_20_Text"><text:span text:style-name="T3"><text:s text:c="8"/>int payLength <text:s text:c="2"/>= buffer.getInt(); // original payload length</text:span></text:span></text:p>
      <text:p text:style-name="P3"><text:span text:style-name="Source_20_Text"><text:span text:style-name="T3"><text:s text:c="8"/>int payTransf <text:s text:c="2"/>= buffer.getInt(); // transformed payload length</text:span></text:span></text:p>
      <text:p text:style-name="P6"/>
      <text:p text:style-name="P3"><text:span text:style-name="Source_20_Text"><text:span text:style-name="T3"><text:s text:c="8"/>// Now read the transformed payload</text:span></text:span></text:p>
      <text:p text:style-name="P3"><text:span text:style-name="Source_20_Text"><text:span text:style-name="T3"><text:s text:c="8"/>if (payTransf &lt; 0 || payTransf &gt; buffer.remaining() - 4) {</text:span></text:span></text:p>
      <text:p text:style-name="P3"><text:span text:style-name="Source_20_Text"><text:span text:style-name="T3"><text:s text:c="12"/>// Something's off if payTransf is negative or bigger than what's left minus the checksum.</text:span></text:span></text:p>
      <text:p text:style-name="P3"><text:span text:style-name="Source_20_Text"><text:span text:style-name="T3"><text:s text:c="12"/>// Remember the last 4 bytes are the checksum already consumed in verification.</text:span></text:span></text:p>
      <text:p text:style-name="P3"><text:span text:style-name="Source_20_Text"><text:span text:style-name="T3"><text:s text:c="12"/>return null;</text:span></text:span></text:p>
      <text:p text:style-name="P3"><text:span text:style-name="Source_20_Text"><text:span text:style-name="T3"><text:s text:c="8"/>}</text:span></text:span></text:p>
      <text:p text:style-name="P6"/>
      <text:p text:style-name="P3"><text:span text:style-name="Source_20_Text"><text:span text:style-name="T3"><text:s text:c="8"/>byte[] transformedPayload = new byte[payTransf];</text:span></text:span></text:p>
      <text:p text:style-name="P3"><text:span text:style-name="Source_20_Text"><text:span text:style-name="T3"><text:s text:c="8"/>buffer.get(transformedPayload);</text:span></text:span></text:p>
      <text:p text:style-name="P6"/>
      <text:p text:style-name="P3"><text:span text:style-name="Source_20_Text"><text:span text:style-name="T3"><text:s text:c="8"/>// The final 4 bytes in the buffer is the checksum (already read above), so skip them</text:span></text:span></text:p>
      <text:p text:style-name="P3"><text:span text:style-name="Source_20_Text"><text:span text:style-name="T3"><text:s text:c="8"/>// or confirm buffer.position() == dataLen.</text:span></text:span></text:p>
      <text:p text:style-name="P6"/>
      <text:p text:style-name="P3"><text:span text:style-name="Source_20_Text"><text:span text:style-name="T3"><text:s text:c="8"/>// Reverse transform the payload if needed</text:span></text:span></text:p>
      <text:p text:style-name="P3"><text:span text:style-name="Source_20_Text"><text:span text:style-name="T3"><text:s text:c="8"/>byte[] originalPayload = (transformFn != null)</text:span></text:span></text:p>
      <text:p text:style-name="P3"><text:span text:style-name="Source_20_Text"><text:span text:style-name="T3"><text:s text:c="16"/>? transformFn.apply(transformedPayload)</text:span></text:span></text:p>
      <text:p text:style-name="P3"><text:span text:style-name="Source_20_Text"><text:span text:style-name="T3"><text:s text:c="16"/>: transformedPayload;</text:span></text:span></text:p>
      <text:p text:style-name="P3"><text:span text:style-name="Source_20_Text"><text:span text:style-name="T3"><text:s text:c="8"/>if (originalPayload == null) {</text:span></text:span></text:p>
      <text:p text:style-name="P3"><text:span text:style-name="Source_20_Text"><text:span text:style-name="T3"><text:s text:c="12"/>originalPayload = new byte[0];</text:span></text:span></text:p>
      <text:p text:style-name="P3"><text:span text:style-name="Source_20_Text"><text:span text:style-name="T3"><text:s text:c="8"/>}</text:span></text:span></text:p>
      <text:p text:style-name="P6"/>
      <text:p text:style-name="P3"><text:span text:style-name="Source_20_Text"><text:span text:style-name="T3"><text:s text:c="8"/>// Determine flags</text:span></text:span></text:p>
      <text:p text:style-name="P3"><text:span text:style-name="Source_20_Text"><text:span text:style-name="T3"><text:s text:c="8"/>boolean isTransport = isFlagSet(flags, FLAG_TRANSPORT);</text:span></text:span></text:p>
      <text:p text:style-name="P3"><text:span text:style-name="Source_20_Text"><text:span text:style-name="T3"><text:s text:c="8"/>boolean isAck <text:s text:c="6"/>= isFlagSet(flags, FLAG_ACK);</text:span></text:span></text:p>
      <text:p text:style-name="P6"/>
      <text:p text:style-name="P3"><text:span text:style-name="Source_20_Text"><text:span text:style-name="T3"><text:s text:c="8"/>FrameMessage msg = new FrameMessage(</text:span></text:span></text:p>
      <text:p text:style-name="P3"><text:span text:style-name="Source_20_Text"><text:span text:style-name="T3"><text:s text:c="16"/>messageId, </text:span></text:span></text:p>
      <text:p text:style-name="P3"><text:span text:style-name="Source_20_Text"><text:span text:style-name="T3"><text:s text:c="16"/>chunkIndex, </text:span></text:span></text:p>
      <text:p text:style-name="P3"><text:span text:style-name="Source_20_Text"><text:span text:style-name="T3"><text:s text:c="16"/>totalChunks,</text:span></text:span></text:p>
      <text:p text:style-name="P3"><text:span text:style-name="Source_20_Text"><text:span text:style-name="T3"><text:s text:c="16"/>isTransport,</text:span></text:span></text:p>
      <text:p text:style-name="P3"><text:span text:style-name="Source_20_Text"><text:span text:style-name="T3"><text:s text:c="16"/>isAck,</text:span></text:span></text:p>
      <text:p text:style-name="P3"><text:span text:style-name="Source_20_Text"><text:span text:style-name="T3"><text:s text:c="16"/>originalPayload</text:span></text:span></text:p>
      <text:p text:style-name="P3"><text:span text:style-name="Source_20_Text"><text:span text:style-name="T3"><text:s text:c="8"/>);</text:span></text:span></text:p>
      <text:p text:style-name="P3"><text:span text:style-name="Source_20_Text"><text:span text:style-name="T3"><text:s text:c="8"/>return msg;</text:span></text:span></text:p>
      <text:p text:style-name="P3"><text:span text:style-name="Source_20_Text"><text:span text:style-name="T3"><text:s text:c="4"/>}</text:span></text:span></text:p>
      <text:p text:style-name="P3"><text:span text:style-name="Source_20_Text"><text:span text:style-name="T3"><text:s text:c="4"/></text:span></text:span></text:p>
      <text:p text:style-name="P3"><text:span text:style-name="Source_20_Text"><text:span text:style-name="T3"><text:s text:c="4"/>/**</text:span></text:span></text:p>
      <text:p text:style-name="P3"><text:span text:style-name="Source_20_Text"><text:span text:style-name="T3"><text:s text:c="5"/>* Example: reassemble multiple chunks into a single payload.</text:span></text:span></text:p>
      <text:p text:style-name="P3"><text:span text:style-name="Source_20_Text"><text:span text:style-name="T3"><text:s text:c="5"/>* You would collect multiple FrameMessage objects with the same messageId.</text:span></text:span></text:p>
      <text:p text:style-name="P3"><text:span text:style-name="Source_20_Text"><text:span text:style-name="T3"><text:s text:c="5"/>*/</text:span></text:span></text:p>
      <text:p text:style-name="P3"><text:span text:style-name="Source_20_Text"><text:span text:style-name="T3"><text:s text:c="4"/>public static byte[] reassembleMessage(FrameMessage[] chunks) {</text:span></text:span></text:p>
      <text:p text:style-name="P3"><text:span text:style-name="Source_20_Text"><text:span text:style-name="T3"><text:s text:c="8"/>// Sort chunks by chunkIndex, ensure contiguous from 0..totalChunks-1, etc.</text:span></text:span></text:p>
      <text:p text:style-name="P3"><text:span text:style-name="Source_20_Text"><text:span text:style-name="T3"><text:s text:c="8"/>// Then concatenate all originalPayloads in order.</text:span></text:span></text:p>
      <text:p text:style-name="P3"><text:span text:style-name="Source_20_Text"><text:span text:style-name="T3"><text:s text:c="8"/>// The final size will be sum of all chunk's payLength (assuming payLength is the original untransformed size per chunk).</text:span></text:span></text:p>
      <text:p text:style-name="P3"><text:span text:style-name="Source_20_Text"><text:span text:style-name="T3"><text:s text:c="8"/>// For simplicity, let's assume each chunk is part of the same messageId &amp; the same totalChunks.</text:span></text:span></text:p>
      <text:p text:style-name="P3"><text:span text:style-name="Source_20_Text"><text:span text:style-name="T3"><text:s text:c="8"/></text:span></text:span></text:p>
      <text:p text:style-name="P3"><text:span text:style-name="Source_20_Text"><text:span text:style-name="T3"><text:s text:c="8"/>// Basic example of reassembly:</text:span></text:span></text:p>
      <text:p text:style-name="P3"><text:span text:style-name="Source_20_Text"><text:span text:style-name="T3"><text:s text:c="8"/>// 1. Sort the array by chunkIndex</text:span></text:span></text:p>
      <text:p text:style-name="P3"><text:span text:style-name="Source_20_Text"><text:span text:style-name="T3"><text:s text:c="8"/>java.util.Arrays.sort(chunks, (a,b) -&gt; Integer.compare(a.getChunkIndex(), b.getChunkIndex()));</text:span></text:span></text:p>
      <text:p text:style-name="P6"/>
      <text:p text:style-name="P3"><text:span text:style-name="Source_20_Text"><text:span text:style-name="T3"><text:s text:c="8"/>// 2. Concatenate</text:span></text:span></text:p>
      <text:p text:style-name="P3"><text:span text:style-name="Source_20_Text"><text:span text:style-name="T3"><text:s text:c="8"/>int totalLen = 0;</text:span></text:span></text:p>
      <text:p text:style-name="P3"><text:span text:style-name="Source_20_Text"><text:span text:style-name="T3"><text:s text:c="8"/>for (FrameMessage fm : chunks) {</text:span></text:span></text:p>
      <text:p text:style-name="P3"><text:span text:style-name="Source_20_Text"><text:span text:style-name="T3"><text:s text:c="12"/>totalLen += fm.getPayload().length;</text:span></text:span></text:p>
      <text:p text:style-name="P3"><text:span text:style-name="Source_20_Text"><text:span text:style-name="T3"><text:s text:c="8"/>}</text:span></text:span></text:p>
      <text:p text:style-name="P3"><text:span text:style-name="Source_20_Text"><text:span text:style-name="T3"><text:s text:c="8"/>byte[] result = new byte[totalLen];</text:span></text:span></text:p>
      <text:p text:style-name="P3"><text:span text:style-name="Source_20_Text"><text:span text:style-name="T3"><text:s text:c="8"/>int offset = 0;</text:span></text:span></text:p>
      <text:p text:style-name="P3"><text:span text:style-name="Source_20_Text"><text:span text:style-name="T3"><text:s text:c="8"/>for (FrameMessage fm : chunks) {</text:span></text:span></text:p>
      <text:p text:style-name="P3"><text:span text:style-name="Source_20_Text"><text:span text:style-name="T3"><text:s text:c="12"/>byte[] pay = fm.getPayload();</text:span></text:span></text:p>
      <text:p text:style-name="P3"><text:span text:style-name="Source_20_Text"><text:span text:style-name="T3"><text:s text:c="12"/>System.arraycopy(pay, 0, result, offset, pay.length);</text:span></text:span></text:p>
      <text:p text:style-name="P3"><text:span text:style-name="Source_20_Text"><text:span text:style-name="T3"><text:s text:c="12"/>offset += pay.length;</text:span></text:span></text:p>
      <text:p text:style-name="P3"><text:span text:style-name="Source_20_Text"><text:span text:style-name="T3"><text:s text:c="8"/>}</text:span></text:span></text:p>
      <text:p text:style-name="P3"><text:span text:style-name="Source_20_Text"><text:span text:style-name="T3"><text:s text:c="8"/>return result;</text:span></text:span></text:p>
      <text:p text:style-name="P3"><text:soft-page-break/><text:span text:style-name="Source_20_Text"><text:span text:style-name="T3"><text:s text:c="4"/>}</text:span></text:span></text:p>
      <text:p text:style-name="P4"><text:span text:style-name="Source_20_Text"><text:span text:style-name="T3">}</text:span></text:span></text:p>
      <text:p text:style-name="P1"/>
      <text:h text:style-name="Heading_20_3" text:outline-level="3">Breakdown of the Changes</text:h>
      <text:list text:style-name="L4">
        <text:list-item>
          <text:p text:style-name="P13"><text:span text:style-name="Strong_20_Emphasis">Variable-Length Header</text:span></text:p>
          <text:list>
            <text:list-item>
              <text:p text:style-name="P14">The header is no longer a simple fixed 4–5 fields. We’ve added version info, chunking info (<text:span text:style-name="Source_20_Text">chunkIndex</text:span>, <text:span text:style-name="Source_20_Text">totalChunks</text:span>), and two length fields. This makes the protocol far more flexible (and also more complex).</text:p>
            </text:list-item>
          </text:list>
        </text:list-item>
        <text:list-item>
          <text:p text:style-name="P13"><text:span text:style-name="Strong_20_Emphasis">Checksum</text:span></text:p>
          <text:list>
            <text:list-item>
              <text:p text:style-name="P14">We use a CRC32 (4 bytes) appended at the end of the frame.</text:p>
            </text:list-item>
            <text:list-item>
              <text:p text:style-name="P14">During serialization, after writing everything except the checksum itself, we compute the CRC32 and then write the 4-byte checksum.</text:p>
            </text:list-item>
            <text:list-item>
              <text:p text:style-name="P14">During deserialization, we read the last 4 bytes as the stored checksum, compute our own CRC32 over <text:span text:style-name="Source_20_Text">[0..(length-4)]</text:span>, and compare. If mismatched, we discard (or mark as corrupted).</text:p>
            </text:list-item>
          </text:list>
        </text:list-item>
        <text:list-item>
          <text:p text:style-name="P13"><text:span text:style-name="Strong_20_Emphasis">Arbitrary Payload / Byte-Transforms</text:span></text:p>
          <text:list>
            <text:list-item>
              <text:p text:style-name="P14">We’ve replaced <text:span text:style-name="Source_20_Text">Function&lt;String, String&gt;</text:span> with <text:span text:style-name="Source_20_Text">Function&lt;byte[], byte[]&gt;</text:span>. This way, you can compress, encrypt, or otherwise manipulate the raw bytes.</text:p>
            </text:list-item>
            <text:list-item>
              <text:p text:style-name="P14">The field <text:span text:style-name="Source_20_Text">payLength</text:span> is the original payload length, while <text:span text:style-name="Source_20_Text">payTransf</text:span> is the transformed (compressed/encrypted) size.</text:p>
            </text:list-item>
            <text:list-item>
              <text:p text:style-name="P14">For example, if the payload is 100 bytes but compression yields 60 bytes, <text:span text:style-name="Source_20_Text">payLength = 100</text:span>, <text:span text:style-name="Source_20_Text">payTransf = 60</text:span>.</text:p>
            </text:list-item>
          </text:list>
        </text:list-item>
        <text:list-item>
          <text:p text:style-name="P13"><text:span text:style-name="Strong_20_Emphasis">Multi-Packet Splitting / Reassembly</text:span></text:p>
          <text:list>
            <text:list-item>
              <text:p text:style-name="P14">With the fields <text:span text:style-name="Source_20_Text">chunkIndex</text:span> and <text:span text:style-name="Source_20_Text">totalChunks</text:span>, the same messageId can be split across multiple frames (chunks).</text:p>
            </text:list-item>
            <text:list-item>
              <text:p text:style-name="P14">Each frame stands alone, but you can store them (like in a <text:span text:style-name="Source_20_Text">Map&lt;Integer, List&lt;FrameMessage&gt;&gt;</text:span>) until you’ve collected all chunks (0 through totalChunks–1). Then you reassemble them.</text:p>
            </text:list-item>
            <text:list-item>
              <text:p text:style-name="P14">The example method <text:span text:style-name="Source_20_Text">reassembleMessage(FrameMessage[] chunks)</text:span> is a simple aggregator that concatenates the raw original payloads in order. In a real system, you’d also ensure all messages share the same <text:span text:style-name="Source_20_Text">messageId</text:span> and handle out-of-order or missing packets.</text:p>
            </text:list-item>
          </text:list>
        </text:list-item>
        <text:list-item>
          <text:p text:style-name="P13"><text:span text:style-name="Strong_20_Emphasis">4-Byte Length</text:span></text:p>
          <text:list>
            <text:list-item>
              <text:p text:style-name="P14">A 4-byte signed integer can address up to <text:span text:style-name="Source_20_Text">2^31 - 1</text:span> bytes (about 2GB).</text:p>
            </text:list-item>
            <text:list-item>
              <text:p text:style-name="P13">Usually that’s more than enough for typical network packets. If you need bigger than 2GB, you’d need a 64-bit length field. But practically, chunking large data makes more sense than sending a single 2GB monolithic packet.</text:p>
            </text:list-item>
          </text:list>
        </text:list-item>
      </text:list>
      <text:p text:style-name="Horizontal_20_Line"/>
      <text:h text:style-name="Heading_20_3" text:outline-level="3"><text:soft-page-break/>Addressing the Question of Multi-Packet Spanning</text:h>
      <text:list text:style-name="L5">
        <text:list-item>
          <text:p text:style-name="P15"><text:span text:style-name="Strong_20_Emphasis">Single large message vs. multiple packets</text:span>:<text:line-break/>The code above can handle multi-chunk messages, each chunk is up to <text:span text:style-name="Source_20_Text">payTransf</text:span> bytes. You decide how large each chunk can be (often constrained by networking or your transport layer). The <text:span text:style-name="Source_20_Text">chunkIndex</text:span> and <text:span text:style-name="Source_20_Text">totalChunks</text:span> fields let you reassemble back into the “full message.”</text:p>
        </text:list-item>
        <text:list-item>
          <text:p text:style-name="P15"><text:span text:style-name="Strong_20_Emphasis">Is 4 bytes enough for length?</text:span></text:p>
          <text:list>
            <text:list-item>
              <text:p text:style-name="P16">4 bytes as a signed integer covers payload sizes up to roughly 2GB. If your use case might exceed that, use a long (8 bytes) in the header.</text:p>
            </text:list-item>
            <text:list-item>
              <text:p text:style-name="P15">In many protocols, it’s rare you want to send a single packet &gt; 2GB. More commonly, you chunk large data streams.</text:p>
            </text:list-item>
          </text:list>
        </text:list-item>
      </text:list>
      <text:p text:style-name="Horizontal_20_Line"/>
      <text:h text:style-name="Heading_20_2" text:outline-level="2">Further Considerations</text:h>
      <text:list text:style-name="L6">
        <text:list-item>
          <text:p text:style-name="P17"><text:span text:style-name="Strong_20_Emphasis">Versioning</text:span>: The <text:span text:style-name="Source_20_Text">version</text:span> byte in the header allows for future expansions. If you later decide to add new fields or change the order, you can increment this version and handle older frames differently in your deserializer.</text:p>
        </text:list-item>
        <text:list-item>
          <text:p text:style-name="P17"><text:span text:style-name="Strong_20_Emphasis">Reliable vs. Unreliable Transport</text:span>: If you’re implementing on top of a lower-level or unreliable transport, you’ll need to handle packet loss, retransmits, etc. That’s a separate but related concern.</text:p>
        </text:list-item>
        <text:list-item>
          <text:p text:style-name="P17"><text:span text:style-name="Strong_20_Emphasis">Security</text:span>: If your system needs encryption or authentication, incorporate an HMAC or encryption layer. Possibly store an HMAC instead of a simple CRC32. CRC32 mainly checks for data corruption, not malicious tampering.</text:p>
        </text:list-item>
        <text:list-item>
          <text:p text:style-name="P17"><text:span text:style-name="Strong_20_Emphasis">Variable Header</text:span>: If you add more fields (e.g., a timestamp or a “header length” field), you can parse them incrementally. Alternatively, you can keep the entire header a single fixed-size block of fields (like above) until you truly need variable fields.</text:p>
        </text:list-item>
      </text:list>
      <text:p text:style-name="Horizontal_20_Line"/>
      <text:p text:style-name="Text_20_body"><text:span text:style-name="Strong_20_Emphasis">Conclusion</text:span>: This skeleton merges many advanced protocol-design ideas: binary framing, checksums, chunking for multi-packet reassembly, and byte-based transformations. You can adapt these concepts to your specific requireme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8:30:44.813000000</meta:creation-date>
    <dc:date>2024-12-15T18:34:51.245000000</dc:date>
    <meta:editing-duration>PT4M7S</meta:editing-duration>
    <meta:editing-cycles>1</meta:editing-cycles>
    <meta:document-statistic meta:table-count="0" meta:image-count="0" meta:object-count="0" meta:page-count="6" meta:paragraph-count="264" meta:word-count="2017" meta:character-count="15364" meta:non-whitespace-character-count="11824"/>
    <meta:generator>LibreOffice/24.2.5.2$Windows_X86_64 LibreOffice_project/bffef4ea93e59bebbeaf7f431bb02b1a39ee8a59</meta:generator>
  </office:meta>
</office:document-meta>
</file>